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Derivatives for Approximation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xim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times functions are hard to evaluate and we want to use a simpiler function instead</text:p>
              </text:list-item>
              <text:list-item>
                <text:p>We usally only care about the function, <text:span text:style-name="T1">f</text:span>, near some point <text:span text:style-name="T1">a</text:span></text:p>
              </text:list-item>
              <text:list-item>
                <text:p><text:span text:style-name="T2">So, as long as we find another function with similar properties as </text:span><text:span text:style-name="T1">f</text:span><text:span text:style-name="T2">, then we are oka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0<text:span text:style-name="T3">th</text:span> Order Approxim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approximation, all we care about is that the new function <text:span text:style-name="T1">g</text:span> has the same value of <text:span text:style-name="T1">f</text:span> at the point <text:span text:style-name="T1">a</text:span></text:p>
              </text:list-item>
              <text:list-item>
                <text:p>This implies that <text:span text:style-name="T1">g</text:span>(<text:span text:style-name="T1">a</text:span>) = <text:span text:style-name="T1">f</text:span>(<text:span text:style-name="T1">a</text:span>)</text:p>
              </text:list-item>
              <text:list-item>
                <text:p>What is the simpliest function that satisfies this?</text:p>
              </text:list-item>
              <text:list-item>
                <text:p>A constant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<text:span text:style-name="T3">st</text:span> Order Approxim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this case we want the values of f and it's approcimation, g, to be equal at a, and in addition we also want their deriviatives to be the same too</text:p>
              </text:list-item>
              <text:list-item>
                <text:p><text:span text:style-name="T1">g</text:span>(<text:span text:style-name="T1">a</text:span>) = <text:span text:style-name="T1">f</text:span>(<text:span text:style-name="T1">a</text:span>) and <text:span text:style-name="T1">g'</text:span>(<text:span text:style-name="T1">a</text:span>) = <text:span text:style-name="T1">f'</text:span>(<text:span text:style-name="T1">a</text:span>)</text:p>
              </text:list-item>
              <text:list-item>
                <text:p>Since we know that f' is the slope then the simpliest function would be a line that goes through (<text:span text:style-name="T1">a</text:span>, <text:span text:style-name="T1">f</text:span>(<text:span text:style-name="T1">a</text:span>)) with the slope <text:span text:style-name="T1">f'</text:span>(<text:span text:style-name="T1">a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<text:span text:style-name="T3">st</text:span> Order Approxim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can put this into point-slope formula and obtiain:</text:p>
              </text:list-item>
              <text:list-item>
                <text:p>g(x) – f(a) = f'(a) (x – a)</text:p>
              </text:list-item>
              <text:list-item>
                <text:p>g(x) = f(a) + f'(a) (x – a)</text:p>
              </text:list-item>
              <text:list-item>
                <text:p>This is also the Tangent Line at <text:span text:style-name="T1">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<text:span text:style-name="T3">th</text:span><text:span text:style-name="T4"> Order Approximation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keep doing this to keep getting a better approximation</text:p>
              </text:list-item>
              <text:list-item>
                <text:p>If we do this infinitely we get a Taylor's Series which you will cover in Calculus 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i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approximations have some error</text:p>
              </text:list-item>
              <text:list-item>
                <text:p>The Differential is the amount of error when you start moving away from <text:span text:style-name="T1">a</text:span></text:p>
              </text:list-item>
              <text:list-item>
                <text:p><text:span text:style-name="T2">We can calculate this by doing</text:span></text:p>
                <text:list>
                  <text:list-item>
                    <text:p><text:span text:style-name="T2">error = |g(x + h) - f(x+h)|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draw:style-name="gr2" draw:text-style-name="P1" draw:layer="layout" svg:width="8.371cm" svg:height="1.53cm" svg:x="2.5cm" svg:y="4.9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8.749cm" svg:height="1.467cm" svg:x="2.5cm" svg:y="8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8.456cm" svg:height="1.539cm" svg:x="2.251cm" svg:y="12.53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10.251cm" svg:height="3.002cm" svg:x="14.5cm" svg:y="4.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1.78cm" svg:height="1.364cm" svg:x="13.72cm" svg:y="8.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1.542cm" svg:height="1.539cm" svg:x="13.5cm" svg:y="12.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7.93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M18S</meta:editing-duration>
    <meta:editing-cycles>39</meta:editing-cycles>
    <meta:generator>OpenOffice/4.1.1$Win32 OpenOffice.org_project/411m6$Build-9775</meta:generator>
    <dc:date>2016-10-18T19:05:18.74</dc:date>
    <meta:document-statistic meta:object-count="61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  <mi mathvariant="italic">at</mi>
      <mrow>
        <mo stretchy="false">(</mo>
        <mrow>
          <mn>1,1</mn>
        </mrow>
        <mo stretchy="false">)</mo>
      </mrow>
    </mrow>
    <annotation encoding="StarMath 5.0">f(x) = x^2 at (1,1)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qrt>
          <mrow>
            <mi>x</mi>
          </mrow>
        </msqrt>
      </mrow>
      <mi mathvariant="italic">at</mi>
      <mrow>
        <mo stretchy="false">(</mo>
        <mrow>
          <mn>1,1</mn>
        </mrow>
        <mo stretchy="false">)</mo>
      </mrow>
    </mrow>
    <annotation encoding="StarMath 5.0">f(x) = sqrt{x} at (1,1)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i>x</mi>
        </msup>
      </mrow>
      <mi mathvariant="italic">at</mi>
      <mrow>
        <mo stretchy="false">(</mo>
        <mrow>
          <mn>1,</mn>
          <mi>e</mi>
        </mrow>
        <mo stretchy="false">)</mo>
      </mrow>
    </mrow>
    <annotation encoding="StarMath 5.0">f(x) = e^x at (1,e)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n>1</mn>
            </mrow>
          </mrow>
          <mrow>
            <mrow>
              <mi>x</mi>
              <mo stretchy="false">+</mo>
              <mn>1</mn>
            </mrow>
          </mrow>
        </mfrac>
      </mrow>
      <mi mathvariant="italic">at</mi>
      <mrow>
        <mo stretchy="false">(</mo>
        <mrow>
          <mn>0,1</mn>
        </mrow>
        <mo stretchy="false">)</mo>
      </mrow>
    </mrow>
    <annotation encoding="StarMath 5.0">f(x) = {x^2+1} over {x + 1} at (0,1)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tan</mi>
      </mrow>
      <mrow>
        <mo stretchy="false">(</mo>
        <mrow>
          <mi>x</mi>
        </mrow>
        <mo stretchy="false">)</mo>
      </mrow>
      <mi mathvariant="italic">at</mi>
      <mrow>
        <mo stretchy="false">(</mo>
        <mrow>
          <mrow>
            <mo stretchy="false">π</mo>
            <mo stretchy="false">/</mo>
            <mn>4,1</mn>
          </mrow>
        </mrow>
        <mo stretchy="false">)</mo>
      </mrow>
    </mrow>
    <annotation encoding="StarMath 5.0">f(x) = tan(x) at (%pi / 4,1)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5</mn>
        </msup>
      </mrow>
      <msup>
        <mi>e</mi>
        <mrow>
          <mrow>
            <mi>x</mi>
            <mo stretchy="false">/</mo>
            <mn>2</mn>
          </mrow>
        </mrow>
      </msup>
      <mi mathvariant="italic">at</mi>
      <mrow>
        <mo stretchy="false">(</mo>
        <mrow>
          <mn>2,32</mn>
          <mi>e</mi>
        </mrow>
        <mo stretchy="false">)</mo>
      </mrow>
    </mrow>
    <annotation encoding="StarMath 5.0">f(x) = x^5 e^{x/2} at (2,32 e)</annotation>
  </semantics>
</math>
</file>